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2ce1" officeooo:paragraph-rsid="001a2ce1"/>
    </style:style>
    <style:style style:name="P2" style:family="paragraph" style:parent-style-name="Standard">
      <style:text-properties fo:font-weight="bold" officeooo:rsid="001a2ce1" officeooo:paragraph-rsid="001a2ce1" style:font-weight-asian="bold" style:font-weight-complex="bold"/>
    </style:style>
    <style:style style:name="P3" style:family="paragraph" style:parent-style-name="Standard">
      <style:text-properties fo:font-weight="bold" officeooo:rsid="001dd76c" officeooo:paragraph-rsid="001dd76c" style:font-weight-asian="bold" style:font-weight-complex="bold"/>
    </style:style>
    <style:style style:name="P4" style:family="paragraph" style:parent-style-name="Standard">
      <style:text-properties fo:font-weight="normal" officeooo:rsid="001a2ce1" officeooo:paragraph-rsid="001a2ce1" style:font-weight-asian="normal" style:font-weight-complex="normal"/>
    </style:style>
    <style:style style:name="P5" style:family="paragraph" style:parent-style-name="Standard">
      <style:text-properties fo:font-weight="normal" officeooo:rsid="001dd76c" officeooo:paragraph-rsid="001dd76c" style:font-weight-asian="normal" style:font-weight-complex="normal"/>
    </style:style>
    <style:style style:name="P6" style:family="paragraph" style:parent-style-name="Standard">
      <style:text-properties officeooo:rsid="001b2867" officeooo:paragraph-rsid="001b2867"/>
    </style:style>
    <style:style style:name="T1" style:family="text">
      <style:text-properties officeooo:rsid="001cfc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– Alex Smith</text:p>
      <text:p text:style-name="P1"/>
      <text:p text:style-name="P2">1) Status</text:p>
      <text:p text:style-name="P1"/>
      <text:p text:style-name="P1"><text:span text:style-name="T1">Two</text:span> threaded application producing output in correct form</text:p>
      <text:p text:style-name="P1"><text:tab/>&gt; Incorrect order of printing</text:p>
      <text:p text:style-name="P1"><text:tab/>&gt; <text:s/><text:span text:style-name="T1">Some header files missing from output</text:span></text:p>
      <text:p text:style-name="P1"/>
      <text:p text:style-name="P6">2 main concurrent data structures are ConcurrentLinkedQueue (for the work Q) and ConcurrentHashmap (for the map of includes and dependencies)</text:p>
      <text:p text:style-name="P1"/>
      <text:p text:style-name="P2">2) Build and sequential and 1 Thread runtime</text:p>
      <text:p text:style-name="P2"/>
      <text:p text:style-name="P4">a)</text:p>
      <text:p text:style-name="P4">b)</text:p>
      <text:p text:style-name="P4">c)</text:p>
      <text:p text:style-name="P4">d)</text:p>
      <text:p text:style-name="P4"/>
      <text:p text:style-name="P3">3)</text:p>
      <text:p text:style-name="P3"/>
      <text:p text:style-name="P5">Not work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Smith</meta:initial-creator>
    <meta:creation-date>2015-12-02T14:40:01.107520851</meta:creation-date>
    <dc:date>2015-12-02T15:41:28.050066604</dc:date>
    <dc:creator>Alex Smith</dc:creator>
    <meta:editing-duration>PT46M11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13" meta:word-count="60" meta:character-count="362" meta:non-whitespace-character-count="311"/>
  </office:meta>
</office:document-meta>
</file>